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text-properties officeooo:rsid="001eb94c" officeooo:paragraph-rsid="001eb94c"/>
    </style:style>
    <style:style style:name="P3" style:family="paragraph" style:parent-style-name="Text_20_body">
      <style:text-properties officeooo:rsid="0021daff" officeooo:paragraph-rsid="0021daff"/>
    </style:style>
    <style:style style:name="P4" style:family="paragraph" style:parent-style-name="Heading_20_1">
      <style:paragraph-properties fo:text-align="start" style:justify-single-word="false"/>
    </style:style>
    <style:style style:name="P5" style:family="paragraph" style:parent-style-name="Heading_20_1">
      <style:text-properties style:font-name="Times New Roman"/>
    </style:style>
    <style:style style:name="P6" style:family="paragraph" style:parent-style-name="Heading_20_1">
      <style:text-properties style:font-name="Times New Roman"/>
    </style:style>
    <style:style style:name="P7" style:family="paragraph" style:parent-style-name="Heading_20_1">
      <style:text-properties style:font-name="Times New Roman" officeooo:paragraph-rsid="0032783f"/>
    </style:style>
    <style:style style:name="P8" style:family="paragraph" style:parent-style-name="Heading_20_1">
      <style:text-properties style:font-name="Times New Roman" officeooo:paragraph-rsid="0036b7b5"/>
    </style:style>
    <style:style style:name="P9" style:family="paragraph" style:parent-style-name="Heading_20_1">
      <style:text-properties style:font-name="Times New Roman" officeooo:paragraph-rsid="0039b3ba"/>
    </style:style>
    <style:style style:name="P10" style:family="paragraph" style:parent-style-name="Text_20_body">
      <style:text-properties style:font-name="Times New Roman" officeooo:rsid="00207a6e" officeooo:paragraph-rsid="00207a6e"/>
    </style:style>
    <style:style style:name="P11" style:family="paragraph" style:parent-style-name="Text_20_body">
      <style:text-properties style:font-name="Times New Roman" officeooo:rsid="0021daff" officeooo:paragraph-rsid="0021daff"/>
    </style:style>
    <style:style style:name="P12" style:family="paragraph" style:parent-style-name="Text_20_body">
      <style:text-properties officeooo:rsid="00262ce9" officeooo:paragraph-rsid="00262ce9"/>
    </style:style>
    <style:style style:name="P13" style:family="paragraph" style:parent-style-name="Text_20_body">
      <style:text-properties officeooo:rsid="002a053f" officeooo:paragraph-rsid="002a053f"/>
    </style:style>
    <style:style style:name="P14" style:family="paragraph" style:parent-style-name="Text_20_body">
      <style:text-properties officeooo:rsid="002cfe01" officeooo:paragraph-rsid="002cfe01"/>
    </style:style>
    <style:style style:name="P15" style:family="paragraph" style:parent-style-name="Text_20_body">
      <style:text-properties officeooo:rsid="002f99b0" officeooo:paragraph-rsid="002f99b0"/>
    </style:style>
    <style:style style:name="P16" style:family="paragraph" style:parent-style-name="Text_20_body">
      <style:text-properties officeooo:rsid="0032783f" officeooo:paragraph-rsid="0032783f"/>
    </style:style>
    <style:style style:name="P17" style:family="paragraph" style:parent-style-name="Text_20_body">
      <style:text-properties officeooo:rsid="003368a4" officeooo:paragraph-rsid="003368a4"/>
    </style:style>
    <style:style style:name="P18" style:family="paragraph" style:parent-style-name="Text_20_body">
      <style:text-properties officeooo:rsid="0036b7b5" officeooo:paragraph-rsid="0036b7b5"/>
    </style:style>
    <style:style style:name="P19" style:family="paragraph" style:parent-style-name="Text_20_body">
      <style:text-properties officeooo:rsid="003b1ab8" officeooo:paragraph-rsid="003b1ab8"/>
    </style:style>
    <style:style style:name="T1" style:family="text">
      <style:text-properties officeooo:rsid="001f589e"/>
    </style:style>
    <style:style style:name="T2" style:family="text">
      <style:text-properties style:font-name="Times New Roman"/>
    </style:style>
    <style:style style:name="T3" style:family="text">
      <style:text-properties style:font-name="Times New Roman" officeooo:rsid="0022d533"/>
    </style:style>
    <style:style style:name="T4" style:family="text">
      <style:text-properties style:font-name="Times New Roman"/>
    </style:style>
    <style:style style:name="T5" style:family="text">
      <style:text-properties style:font-name="Times New Roman" officeooo:rsid="0030281a"/>
    </style:style>
    <style:style style:name="T6" style:family="text">
      <style:text-properties style:font-name="Times New Roman" officeooo:rsid="00305895"/>
    </style:style>
    <style:style style:name="T7" style:family="text">
      <style:text-properties style:font-name="Times New Roman" officeooo:rsid="00311518"/>
    </style:style>
    <style:style style:name="T8" style:family="text">
      <style:text-properties style:font-name="Times New Roman" officeooo:rsid="0035e837"/>
    </style:style>
    <style:style style:name="T9" style:family="text">
      <style:text-properties style:font-name="Times New Roman" officeooo:rsid="0036fd22"/>
    </style:style>
    <style:style style:name="T10" style:family="text">
      <style:text-properties style:font-name="Times New Roman" officeooo:rsid="00380896"/>
    </style:style>
    <style:style style:name="T11" style:family="text">
      <style:text-properties style:font-name="Times New Roman" officeooo:rsid="0039b3ba"/>
    </style:style>
    <style:style style:name="T12" style:family="text">
      <style:text-properties style:font-name="Times New Roman" officeooo:rsid="003c6740"/>
    </style:style>
    <style:style style:name="T13" style:family="text">
      <style:text-properties style:font-name="Times New Roman" officeooo:rsid="003d4de8"/>
    </style:style>
    <style:style style:name="T14" style:family="text">
      <style:text-properties style:font-name="Times New Roman" officeooo:rsid="003e67f0"/>
    </style:style>
    <style:style style:name="T15" style:family="text">
      <style:text-properties style:font-name="Times New Roman" officeooo:rsid="004000c3"/>
    </style:style>
    <style:style style:name="T16" style:family="text">
      <style:text-properties officeooo:rsid="0025effd"/>
    </style:style>
    <style:style style:name="T17" style:family="text">
      <style:text-properties officeooo:rsid="00311518"/>
    </style:style>
    <style:style style:name="T18" style:family="text">
      <style:text-properties officeooo:rsid="0032783f"/>
    </style:style>
    <style:style style:name="T19" style:family="text">
      <style:text-properties officeooo:rsid="0039b3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spect Oriented Programing (AOP)</text:h>
      <text:p text:style-name="P1">Projemizde bazı işlemler gerçekleşmeden önce yapmak istediğimiz şeyler olabilir, örneğin veri tabanına bir şeyler ekleyip çıkartmadan önce bu işlemi gerçekleştirenle iligili bilgileri kaydetmek gibi. Bunun için AOP kullanılabilir, AOP içerdiği anotasyonlar ve bu anotasyonların özelleştirilebilmesi sayesinde işlemler gerçekleşmeden önce, gerçekleştikten sonra vs. araya başka işlemler sıkıştırabilmemizi sağlar. AOP işlemleri için javada popüler iki framework vardır, biri spring AOP, basit ve standart olarak her projede yapılan aspect işlemler için kullanılır. AspectJ ise daha karmaşık ve spesifik işlemler gerçekleştirebilmek için kullanılır. Konu AspectJ üzerinden işlenmektedir. Öncelikle Aspect işlemler için kullanacağımız classın sahip olması gereken iki anotasyon vardır, bunlardan biri @Aspect diğeri @Component, @Aspect, bu classın aspect işlemleri için olduğunu belirtirken @Component anotasyonu ise springin bu classı tanımasını ve contexte dahil etmesini sağlar.</text:p>
      <text:h text:style-name="Heading_20_1" text:outline-level="1" text:is-list-header="true">@Before</text:h>
      <text:p text:style-name="P2">Metodların üzerinde eklenen bu anotasyon, içerisinde belirtilen metodun çalışmasından önce, atandığı metodun çalışmasını sağlar. Anotasyonun içerisine execution() parantex içerisine izlenmesi istenilen metod veya daha genel bir şekilde metodların ortak özellikleri verilebilri. Execution(* add*()) bu şekilde bir tanımlama add önekine sahip herhangi bir metodun çalışması öncesi tanımladığımız metodun çalışmasını sağlar. <text:span text:style-name="T1">Anotasyon içerisine yazılın tanımlamaya pontcut ifadesi denir. Ve tanımlamanın yapısı şöyledir [execution(erişim-tipi-public-private-vs./geri-dönüş-değeri-String-List-vs./metod-imzası-ismi-içerdiği-harf-vs.)]</text:span></text:p>
      <text:h text:style-name="P5" text:outline-level="1">Point<text:span text:style-name="T16">c</text:span>ut ifadeleri</text:h>
      <text:p text:style-name="P10">Tanımladığımız aspect metodun eşleşeceği metodları, metod parametrelerine göre eşleştirlecek şekilde ayarlayabiliriz. Bunun için pointcut ifadesi içerisinde bazı ek tanımlama biçimlerini kullanmamız gerekir.</text:p>
      <text:p text:style-name="P10">() → parametresi metodlarn için kullanılacak ifade</text:p>
      <text:p text:style-name="P10">(*) <text:s/>→ tek parametresi olan ve bu parametrenin türünün önemsiz olduğu anlamına gelen tanımlama</text:p>
      <text:p text:style-name="P10">(..) → sfırı veya daha fazla ve türü önemsiz şekilde parametre içeren metodları</text:p>
      <text:p text:style-name="P3"><text:span text:style-name="T2">veya direkt parametre olarak nesnesi gelecek olan sınıf kullanılabilir. </text:span><text:span text:style-name="T3">Ya da bir paket adı verip içerisindeki herhangi bir classı parametre olarak alması şartını belirleyebilirsiniz.</text:span></text:p>
      <text:p text:style-name="P11">ÖR: @Before(execution(* addAccount(com.gunes.dao.Account))) bu şekilde Account tipinde bir nesne parametre alan addAccount ismindeki geri döneş değeri → * yani önemsenmeden, addAccount isimli tüm metodlar için çalışır.</text:p>
      <text:h text:style-name="P5" text:outline-level="1">Pontcut Decleration</text:h>
      <text:p text:style-name="P12"><text:span text:style-name="T2">Her metod için bir pointcut tanımlamak uzun vadede meşakatli bir hal alabilir, bunun önüne geçmek ve bir defa yazdığımız pointcut ifadesini birden fazla yerde kullanabilmek için bir yol mevcut. Öncelikle parametresiz boş bir metod üzerine @Pointcut anotasyonu ile ifadeyi yazıyoruz, sonrasında kullanmak istediğimiz yerde örneğin @Before(“ilkYazılınMetodAdı()”) şeklinde ifadeyi tekrar tekrar kullanabiliriz.</text:span></text:p>
      <text:h text:style-name="P5" text:outline-level="1"><text:soft-page-break/>Read Method Arguments</text:h>
      <text:p text:style-name="P13"><text:span text:style-name="T2">Aspect classmz içerisindeki advice metodumuza parametre olarak bir JoinPoint nesnesi veririz, bu nesne sayesinde advice metodumuzu tetikleyen metodla ilgili bilgilere erişebiliriz. Metodun imzası, parametreleri gibi bilgileri MetodSignature ile alırken parametre değerlerini de args ile alırız.</text:span></text:p>
      <text:h text:style-name="P5" text:outline-level="1">@AfterReturning</text:h>
      <text:p text:style-name="P14"><text:span text:style-name="T2">Bir metodun başarılı bir şekilde, yani hata oluşmadan çalışıp sonlanması sonucu tetiklenecek olan advicelar bu anotasyonla işaretlenir.</text:span></text:p>
      <text:h text:style-name="P5" text:outline-level="1">Access To Returned Value</text:h>
      <text:p text:style-name="P15"><text:span text:style-name="T6">@AfterReturning içerisinde </text:span><text:span text:style-name="T2">returning degeri belirlenebilir. </text:span><text:span text:style-name="T5">Returning parametresi iin bir isim belirlendikten sonra, advice a parametre olarak aynı isimde bir degisken yazılır ve bu ilgili metodun geriye döndürdügü degeri alır. </text:span><text:span text:style-name="T7">Geri döndürülen değer üzerinde istek yapana iletilmeden önce değişiklik yapabiliriz.</text:span></text:p>
      <text:h text:style-name="P7" text:outline-level="1"><text:span text:style-name="T17">@After</text:span><text:span text:style-name="T18">ThrowingAdvice</text:span></text:h>
      <text:p text:style-name="P16"><text:span text:style-name="T2">İlgili metod/metodların bir hata fırlatması sonucu tetiklenen advicedır. </text:span><text:span text:style-name="T8">Hataları yakaladıktan sonra hata ile ilgili işlemler gerçekleştirebiliriz.</text:span></text:p>
      <text:h text:style-name="Heading_20_1" text:outline-level="1">Throwing</text:h>
      <text:p text:style-name="P17">After throwing advice çalıştığında tetikleyen hatayı yakalayabiliriz, bunu da ilgili advice metodu parametresine atayabilmek için anotasyon içerisindeki throwing özelliğine iligi parametrenin ismini veririz. Advice tetiklendiğinde ise hata Throwable türündeki nesneye atanır.</text:p>
      <text:h text:style-name="P8" text:outline-level="1"><text:span text:style-name="T17">@After</text:span></text:h>
      <text:p text:style-name="P18"><text:span text:style-name="T7">B</text:span><text:span text:style-name="T2">u advice metodun çalışması sonrası çalışır ve sonucun başarılı olması veya hata fırlatması fark etmeksizin her koşulda çalışır try catch final</text:span><text:span text:style-name="T9">ly</text:span><text:span text:style-name="T2"> mantığındaki final</text:span><text:span text:style-name="T10">ly</text:span><text:span text:style-name="T2"> gibidir.</text:span></text:p>
      <text:h text:style-name="P9" text:outline-level="1"><text:span text:style-name="T17">@A</text:span><text:span text:style-name="T19">round</text:span></text:h>
      <text:p text:style-name="P19"><text:span text:style-name="T11">B</text:span><text:span text:style-name="T2">efore ve After türlerinin birleştirilmiş hali gibi çalışır. </text:span><text:span text:style-name="T12">Fakat burada hata yakalama ve işleme gibi işlemler de gerçekleştirebiliriz, before ve afterın birleştirilip geliştirilmiş hali gibidir. </text:span><text:span text:style-name="T13">advice metod parametresinde proceed</text:span><text:span text:style-name="T14">ing</text:span><text:span text:style-name="T13">JoinPoint nesnesine </text:span><text:span text:style-name="T15">izlenen metodub çalışmasını takip etmek için </text:span><text:span text:style-name="T13">atanır. Böylece izlenen metod çalıştıktan sonra yapılmak istenen şeyler bu nesne aracılığıyla yapılabili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17:26:19.830337279</meta:creation-date>
    <dc:date>2024-08-04T03:09:06.562240202</dc:date>
    <meta:editing-duration>PT6H23M7S</meta:editing-duration>
    <meta:editing-cycles>33</meta:editing-cycles>
    <meta:generator>LibreOffice/24.2.4.2$Linux_X86_64 LibreOffice_project/420$Build-2</meta:generator>
    <meta:document-statistic meta:table-count="0" meta:image-count="0" meta:object-count="0" meta:page-count="2" meta:paragraph-count="27" meta:word-count="570" meta:character-count="4768" meta:non-whitespace-character-count="4224"/>
  </office:meta>
</office:document-meta>
</file>